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5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office:value-type="float" office:value="82159" calcext:value-type="float">
            <text:p>82 15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7056767" calcext:value-type="float">
            <text:p>37 056 767,00</text:p>
          </table:table-cell>
          <table:table-cell office:value-type="float" office:value="25023359" calcext:value-type="float">
            <text:p>25 023 359,00</text:p>
          </table:table-cell>
          <table:table-cell office:value-type="float" office:value="12295209" calcext:value-type="float">
            <text:p>12 295 209,00</text:p>
          </table:table-cell>
          <table:table-cell office:value-type="float" office:value="29455714" calcext:value-type="float">
            <text:p>29 455 714,00</text:p>
          </table:table-cell>
          <table:table-cell office:value-type="float" office:value="20761587" calcext:value-type="float">
            <text:p>20 761 587,00</text:p>
          </table:table-cell>
          <table:table-cell office:value-type="float" office:value="13670020" calcext:value-type="float">
            <text:p>13 670 02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379" calcext:value-type="float">
            <text:p>62 379,00</text:p>
          </table:table-cell>
          <table:table-cell office:value-type="float" office:value="62172" calcext:value-type="float">
            <text:p>62 172,00</text:p>
          </table:table-cell>
          <table:table-cell office:value-type="float" office:value="52794" calcext:value-type="float">
            <text:p>52 794,00</text:p>
          </table:table-cell>
          <table:table-cell office:value-type="string" calcext:value-type="string">
            <text:p>N/A</text:p>
          </table:table-cell>
          <table:table-cell office:value-type="float" office:value="22.5" calcext:value-type="float">
            <text:p>2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office:value-type="float" office:value="99520" calcext:value-type="float">
            <text:p>99 520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12820460" calcext:value-type="float">
            <text:p>12 820 460,00</text:p>
          </table:table-cell>
          <table:table-cell office:value-type="float" office:value="1042777" calcext:value-type="float">
            <text:p>1 042 777,00</text:p>
          </table:table-cell>
          <table:table-cell office:value-type="float" office:value="9666093" calcext:value-type="float">
            <text:p>9 666 093,00</text:p>
          </table:table-cell>
          <table:table-cell office:value-type="float" office:value="553830" calcext:value-type="float">
            <text:p>553 830,00</text:p>
          </table:table-cell>
          <table:table-cell office:value-type="float" office:value="2390950" calcext:value-type="float">
            <text:p>2 390 950,00</text:p>
          </table:table-cell>
          <table:table-cell office:value-type="float" office:value="0" calcext:value-type="float">
            <text:p>0,00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neuvedli</text:p>
          </table:table-cell>
          <table:table-cell office:value-type="string" calcext:value-type="string">
            <text:p>dobře</text:p>
          </table:table-cell>
          <table:table-cell office:value-type="string" calcext:value-type="string">
            <text:p>neprovozuje outsourc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Default"/>
          <table:table-cell table:number-columns-repeated="22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33113" calcext:value-type="float">
            <text:p>2 033 113,00</text:p>
          </table:table-cell>
          <table:table-cell office:value-type="float" office:value="2558730" calcext:value-type="float">
            <text:p>2 558 730,00</text:p>
          </table:table-cell>
          <table:table-cell office:value-type="float" office:value="3016245" calcext:value-type="float">
            <text:p>3 016 245,00</text:p>
          </table:table-cell>
          <table:table-cell office:value-type="float" office:value="2279000" calcext:value-type="float">
            <text:p>2 279 000,00</text:p>
          </table:table-cell>
          <table:table-cell office:value-type="float" office:value="2402100" calcext:value-type="float">
            <text:p>2 402 100,00</text:p>
          </table:table-cell>
          <table:table-cell office:value-type="float" office:value="3783000" calcext:value-type="float">
            <text:p>3 783 000,00</text:p>
          </table:table-cell>
          <table:table-cell table:number-columns-repeated="8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200000" calcext:value-type="float">
            <text:p>200 000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 office:value-type="string" calcext:value-type="string">
            <text:p>2015 obnovují lic. 339 k</text:p>
          </table:table-cell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 style:data-style-name="N2" text:time-value="11:19:03.47180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30T11:29:49.499776817</dc:date>
    <meta:editing-duration>PT9H57M31S</meta:editing-duration>
    <meta:editing-cycles>82</meta:editing-cycles>
    <meta:generator>LibreOffice/4.4.2.2$Linux_X86_64 LibreOffice_project/40m0$Build-2</meta:generator>
    <meta:document-statistic meta:table-count="1" meta:cell-count="571" meta:object-count="0"/>
  </office:meta>
</office:document-meta>
</file>